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1770d" officeooo:paragraph-rsid="0021770d"/>
    </style:style>
    <style:style style:name="P2" style:family="paragraph" style:parent-style-name="Standard">
      <style:text-properties officeooo:rsid="00238783" officeooo:paragraph-rsid="00238783"/>
    </style:style>
    <style:style style:name="P3" style:family="paragraph" style:parent-style-name="Standard">
      <style:text-properties officeooo:rsid="002814e8" officeooo:paragraph-rsid="002814e8"/>
    </style:style>
    <style:style style:name="P4" style:family="paragraph" style:parent-style-name="Standard">
      <style:text-properties officeooo:rsid="002d0704" officeooo:paragraph-rsid="002d0704"/>
    </style:style>
    <style:style style:name="P5" style:family="paragraph" style:parent-style-name="Standard">
      <style:text-properties officeooo:rsid="002e4e8d" officeooo:paragraph-rsid="002e4e8d"/>
    </style:style>
    <style:style style:name="P6" style:family="paragraph" style:parent-style-name="Standard">
      <style:text-properties officeooo:rsid="003421a3" officeooo:paragraph-rsid="003421a3"/>
    </style:style>
    <style:style style:name="P7" style:family="paragraph" style:parent-style-name="Standard">
      <style:text-properties officeooo:rsid="0034b22c" officeooo:paragraph-rsid="0034b22c"/>
    </style:style>
    <style:style style:name="P8" style:family="paragraph" style:parent-style-name="Standard">
      <style:text-properties officeooo:rsid="0038bce2" officeooo:paragraph-rsid="0038bce2"/>
    </style:style>
    <style:style style:name="P9" style:family="paragraph" style:parent-style-name="Standard">
      <style:text-properties officeooo:rsid="003b522f" officeooo:paragraph-rsid="003b522f"/>
    </style:style>
    <style:style style:name="P10" style:family="paragraph" style:parent-style-name="Standard">
      <style:text-properties officeooo:rsid="003d9ddf" officeooo:paragraph-rsid="003d9ddf"/>
    </style:style>
    <style:style style:name="P11" style:family="paragraph" style:parent-style-name="Standard">
      <style:text-properties officeooo:rsid="003f9b55" officeooo:paragraph-rsid="003f9b55"/>
    </style:style>
    <style:style style:name="P12" style:family="paragraph" style:parent-style-name="Standard">
      <style:text-properties officeooo:rsid="0040096b" officeooo:paragraph-rsid="0040096b"/>
    </style:style>
    <style:style style:name="P13" style:family="paragraph" style:parent-style-name="Standard">
      <style:text-properties officeooo:rsid="00407071" officeooo:paragraph-rsid="00407071"/>
    </style:style>
    <style:style style:name="P14" style:family="paragraph" style:parent-style-name="Standard">
      <style:text-properties officeooo:rsid="00408d35" officeooo:paragraph-rsid="00408d35"/>
    </style:style>
    <style:style style:name="P15" style:family="paragraph" style:parent-style-name="Standard">
      <style:text-properties officeooo:rsid="00486df9" officeooo:paragraph-rsid="00486df9"/>
    </style:style>
    <style:style style:name="P16" style:family="paragraph" style:parent-style-name="Standard">
      <style:text-properties officeooo:rsid="00297a68" officeooo:paragraph-rsid="00297a68"/>
    </style:style>
    <style:style style:name="P17" style:family="paragraph" style:parent-style-name="Standard">
      <style:text-properties officeooo:rsid="0049f3c8" officeooo:paragraph-rsid="0049f3c8"/>
    </style:style>
    <style:style style:name="P18" style:family="paragraph" style:parent-style-name="Standard">
      <style:text-properties officeooo:rsid="004d637a" officeooo:paragraph-rsid="004d637a"/>
    </style:style>
    <style:style style:name="P19" style:family="paragraph" style:parent-style-name="Standard">
      <style:text-properties officeooo:rsid="0050bc72" officeooo:paragraph-rsid="0050bc72"/>
    </style:style>
    <style:style style:name="P20" style:family="paragraph" style:parent-style-name="Standard">
      <style:text-properties officeooo:rsid="00520bbb" officeooo:paragraph-rsid="00520bbb"/>
    </style:style>
    <style:style style:name="P21" style:family="paragraph" style:parent-style-name="Standard">
      <style:text-properties officeooo:rsid="005439a8" officeooo:paragraph-rsid="005439a8"/>
    </style:style>
    <style:style style:name="P22" style:family="paragraph" style:parent-style-name="Standard">
      <style:text-properties officeooo:rsid="00549136" officeooo:paragraph-rsid="00549136"/>
    </style:style>
    <style:style style:name="P23" style:family="paragraph" style:parent-style-name="Standard">
      <style:text-properties officeooo:rsid="0056cd07" officeooo:paragraph-rsid="0056cd07"/>
    </style:style>
    <style:style style:name="P24" style:family="paragraph" style:parent-style-name="Standard">
      <style:text-properties officeooo:rsid="00586dc8" officeooo:paragraph-rsid="00586dc8"/>
    </style:style>
    <style:style style:name="P25" style:family="paragraph" style:parent-style-name="Standard">
      <style:text-properties officeooo:rsid="00586dc8" officeooo:paragraph-rsid="00586dc8"/>
    </style:style>
    <style:style style:name="P26" style:family="paragraph" style:parent-style-name="Standard">
      <style:text-properties officeooo:rsid="00598d40" officeooo:paragraph-rsid="00598d40"/>
    </style:style>
    <style:style style:name="P27" style:family="paragraph" style:parent-style-name="Standard">
      <style:text-properties officeooo:rsid="005c0ea3" officeooo:paragraph-rsid="005c0ea3"/>
    </style:style>
    <style:style style:name="P28" style:family="paragraph" style:parent-style-name="Standard">
      <style:text-properties officeooo:rsid="005dbe78" officeooo:paragraph-rsid="005dbe78"/>
    </style:style>
    <style:style style:name="T1" style:family="text">
      <style:text-properties officeooo:rsid="00251964"/>
    </style:style>
    <style:style style:name="T2" style:family="text">
      <style:text-properties officeooo:rsid="002b6fee"/>
    </style:style>
    <style:style style:name="T3" style:family="text">
      <style:text-properties officeooo:rsid="002f20d4"/>
    </style:style>
    <style:style style:name="T4" style:family="text">
      <style:text-properties officeooo:rsid="00327da7"/>
    </style:style>
    <style:style style:name="T5" style:family="text">
      <style:text-properties officeooo:rsid="00364fe6"/>
    </style:style>
    <style:style style:name="T6" style:family="text">
      <style:text-properties officeooo:rsid="003ba8f6"/>
    </style:style>
    <style:style style:name="T7" style:family="text">
      <style:text-properties officeooo:rsid="003fc5ea"/>
    </style:style>
    <style:style style:name="T8" style:family="text">
      <style:text-properties officeooo:rsid="00418edf"/>
    </style:style>
    <style:style style:name="T9" style:family="text">
      <style:text-properties officeooo:rsid="004ba8e1"/>
    </style:style>
    <style:style style:name="T10" style:family="text">
      <style:text-properties officeooo:rsid="004bbcfe"/>
    </style:style>
    <style:style style:name="T11" style:family="text">
      <style:text-properties officeooo:rsid="005055ce"/>
    </style:style>
    <style:style style:name="T12" style:family="text">
      <style:text-properties officeooo:rsid="0056482c"/>
    </style:style>
    <style:style style:name="T13" style:family="text">
      <style:text-properties officeooo:rsid="0057609e"/>
    </style:style>
    <style:style style:name="T14" style:family="text">
      <style:text-properties officeooo:rsid="00586dc8"/>
    </style:style>
    <style:style style:name="T15" style:family="text">
      <style:text-properties officeooo:rsid="00598d40"/>
    </style:style>
    <style:style style:name="T16" style:family="text">
      <style:text-properties officeooo:rsid="005a9a93"/>
    </style:style>
    <style:style style:name="T17" style:family="text">
      <style:text-properties officeooo:rsid="005b93f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dication: To my incredible girlfriend who <text:span text:style-name="T1">put up with the craziness of</text:span> these past few months and made sure I stayed fed and hydrated on exam day. I couldn't have done it without her.</text:p>
      <text:p text:style-name="Standard"/>
      <text:p text:style-name="P1">If you’ve been in the offensive security community for any length of time then you’ve definitely heard about the OSCP (Offensive Security Certified Professional) certification. Depending on who you ask it can be considered one of the most challenging certifications in the Information Security industry <text:span text:style-name="T5">(But we can talk about that later).</text:span></text:p>
      <text:p text:style-name="P1"/>
      <text:p text:style-name="P2">I recently took home the prize and completed the OSCP certification for myself. <text:span text:style-name="T16">Overall it was a great experience and I consider getting root on every exam machine a personal achievement. </text:span>I wanted to take a moment and share my thoughts on the experience and perhaps help an aspiring OSCP.</text:p>
      <text:p text:style-name="P2"/>
      <text:p text:style-name="P4">Outline of the OSCP</text:p>
      <text:p text:style-name="P4"/>
      <text:p text:style-name="P4">The OSCP is a 3 part journey. There is the course, the labs, and the actual exam. <text:s/></text:p>
      <text:p text:style-name="P4"/>
      <text:p text:style-name="P5">The course, known as the “Penetration Testing with Kali Linux” <text:span text:style-name="T4">course </text:span>or PWK <text:span text:style-name="T3">is a series of videos and a written manual that cover the very basics of penetration testing.</text:span></text:p>
      <text:p text:style-name="P5"/>
      <text:p text:style-name="P6">Next are the labs, and this is the heart of the entire OSCP experience. There are many systems across a variety of subnets for the student to explore. When you first start the lab time, you will be given access to the public network. From there you need to make your way into the IT, Dev, and Admin networks. The Admin network is your “end goal”.</text:p>
      <text:p text:style-name="P6"/>
      <text:p text:style-name="P7">&lt;img src=subnet picture/&gt;</text:p>
      <text:p text:style-name="P7"/>
      <text:p text:style-name="P8">These systems offer a variety of challenges which can take the average student anywhere from a few minutes to several days to complete.</text:p>
      <text:p text:style-name="P8"/>
      <text:p text:style-name="P9">The final part of the OSCP is the actual exam, which is a 24 hour marathon to hack as many machines in the exam network as possible and submit <text:span text:style-name="T6">a report based on your findings. </text:span></text:p>
      <text:p text:style-name="P9"/>
      <text:p text:style-name="P10">Who should pursue the OSCP</text:p>
      <text:p text:style-name="P10"/>
      <text:p text:style-name="P11">Due to its reputation as being the “go-to” penetration testing certification, it’s a no brainer that aspiring penetration testers should go after it. Beyond that, I think it would be genuinely beneficial for defensive security types to also pursue it. <text:span text:style-name="T7">The course/cert are very helpful in teaching the student “how” to attack a network. While the technology may be different the concepts of enumeration and exploitation remain the same.</text:span></text:p>
      <text:p text:style-name="P11"/>
      <text:p text:style-name="P12">If you are in a technical defensive security role and want to go the extra mile to understand how your adversaries operate, I would recommend you pursue this certification.</text:p>
      <text:p text:style-name="P12"/>
      <text:p text:style-name="P13">What Will I Learn</text:p>
      <text:p text:style-name="P13"/>
      <text:p text:style-name="P14">This is something I will cover in more depth during the “How Difficult Is It?” section, however it’s important to note that the <text:span text:style-name="T8">course/labs are very concept driven. The student will learn the very basics of what it takes to perform a penetration test. This will cover reconnaissance, enumeration, exploitation, and post-exploitation. The labs are very straight forward and for the most part the student does not need to be concerned with AV, IDS, IPS, or other defensive technologies. </text:span></text:p>
      <text:p text:style-name="P14"/>
      <text:p text:style-name="P15">For more information, please see the course syllabus. https://www.offensive-security.com/documentation/penetration-testing-with-kali.pdf</text:p>
      <text:p text:style-name="P2"><text:soft-page-break/></text:p>
      <text:p text:style-name="P3">What should I know going in</text:p>
      <text:p text:style-name="P3"/>
      <text:p text:style-name="P16">This is something I’ve seen a lot of people talk about online. <text:span text:style-name="T2">In all honesty you can prepare for the OSCP simply by practicing with VulnHub or Hack the Box. The OSCP is an introductory certification and free resources like those mentioned would be excellent. You may even notice that some of those systems are similar to boxes you will find in the OSCP labs. This https://www.abatchy.com/2017/02/oscp-like-vulnhub-vms is an excellent list of systems that are similar in difficulty to many OSCP machines.</text:span></text:p>
      <text:p text:style-name="P16"/>
      <text:p text:style-name="P17">How are the labs different than VulnHub or Hack the Box?</text:p>
      <text:p text:style-name="P17"/>
      <text:p text:style-name="P17">This was something I questioned before going in and the response is simply, “<text:span text:style-name="T10">they are similar</text:span>”. You will find that a lot of VulnHub/HTB systems are designed to be CTF’s. As a result, those are more focused on being a fun challenge. The inverse is true with the OSCP labs, those systems are trying to be a real word (or close to it) scenario. <text:span text:style-name="T9">That realism is actually beneficial because it gives the student an opportunity to see realistic environments.</text:span></text:p>
      <text:p text:style-name="P17"/>
      <text:p text:style-name="P18">For the non-CTF VulnHub and Hack the Box VM’s there is almost no difference between th<text:span text:style-name="T11">at and the labs</text:span>.</text:p>
      <text:p text:style-name="P18"/>
      <text:p text:style-name="P19">Do I Need to Know how to Code?</text:p>
      <text:p text:style-name="P19"/>
      <text:p text:style-name="P19">This is kind of a tricky question. If you have basic scripting skills then you should be fine. The only times I needed to use development skills were when I was creating basic scripts to accomplish tasks. I will say however, when you are modifying a public exploit (like one from the Exploit Database <text:a xlink:type="simple" xlink:href="https://exploit-db.com/" text:style-name="Internet_20_link" text:visited-style-name="Visited_20_Internet_20_Link">https://exploit-db.com</text:a>”) you may need to modify the logic of the exploit so that it will run. In one particular case, had I not read through it all the way it would have broken my shellcode and I wouldn’t know why it wasn’t working.</text:p>
      <text:p text:style-name="P19"/>
      <text:p text:style-name="P20">I’m sure every student will have their own experiences however I would advise you to at least know a little Python before you go in.</text:p>
      <text:p text:style-name="P20"/>
      <text:p text:style-name="P21">What I Wish I Knew Going In</text:p>
      <text:p text:style-name="P21"/>
      <text:p text:style-name="P22">1. Be careful with your usage of Metasploit. It’s a great tool and one that can come in handy on a penetration test, however the exam has specific rules that limit the use of it. As such, it would be best to go through the labs with as little usage of it as possible. There are exceptions however. In some cases you may not be able to find a public exploit for a vulnerability that doesn’t use Metasploit. <text:span text:style-name="T12">You have two options at that point, reverse engineer the exploit to create your own OR use Metasploit. I’d tell you to use Metasploit but that’s your call.</text:span></text:p>
      <text:p text:style-name="P20"/>
      <text:p text:style-name="P23">2. The public network is for the b<text:span text:style-name="T13">oring</text:span>. While I wouldn’t say there is a difference in difficulty, I would argue the true value of the labs comes in when you are pivoting from one network to another. That experience <text:span text:style-name="T14">in </text:span>pivoting is very beneficial and a ton of fun.</text:p>
      <text:p text:style-name="P18"/>
      <text:p text:style-name="P24">3. You NEED to do post-exploitation procedures. Dump passwords, search for hidden files, check the arp cache and the routing table. The OSCP is trying to simulate a live environment and these systems do communicate with one another. You may need to learn something from one box to take down another.</text:p>
      <text:p text:style-name="P24"/>
      <text:p text:style-name="P24">4. <text:span text:style-name="T15">The exam guide is found here: </text:span><text:a xlink:type="simple" xlink:href="https://support.offensive-security.com/#!oscp-exam-guide.md" text:style-name="Internet_20_link" text:visited-style-name="Visited_20_Internet_20_Link"><text:span text:style-name="T15">https://support.offensive-security.com/#!oscp-exam-guide.md</text:span></text:a><text:span text:style-name="T15"> Memorize it</text:span></text:p>
      <text:p text:style-name="P24"><text:soft-page-break/></text:p>
      <text:p text:style-name="P26">5. <text:span text:style-name="T17">When pivoting, use Proxychains. You may tell yourself, “Holy cow, I just found a way into X network! I don’t want to waste time learning how to use Proxychains. I’ll just use the portfwd feature of Meterpreter to go faster”. Trust me, Proxychains requires very little effort to learn and it will be very beneficial.</text:span></text:p>
      <text:p text:style-name="P26"/>
      <text:p text:style-name="P27">Is the OSCP the Hardest Exam Ever Made?</text:p>
      <text:p text:style-name="P27"/>
      <text:p text:style-name="P27">Nope. Not even a little bit.</text:p>
      <text:p text:style-name="P27"/>
      <text:p text:style-name="P27">“But so many people fail it multiple times! D:”</text:p>
      <text:p text:style-name="P27"/>
      <text:p text:style-name="P27">I hear you, and that’s accurate but that doesn’t mean its that difficult. In addition, failing the exam does not mean you’re a bad or unskilled penetration tester. There are plenty of really incredible people who fail it. Some more than once. In all honesty the OSCP exam is….pretty easy.</text:p>
      <text:p text:style-name="P27"/>
      <text:p text:style-name="P27">I know, I know, you’re scoffing and trying to exit out of this page, but hear me out! The exam machines (and every other CTF machine ever made) have a “trick”. They are &lt;b&gt;meant&lt;/b&gt; to be broken into. You know there is some way to root the box.</text:p>
      <text:p text:style-name="P27"/>
      <text:p text:style-name="P28">This idea is unlike what professional penetration testers face on a day to day basis. If you aren’t well trained to identify the hints, the tells, and the norms the developers create, then you will have a hard time. I think this is why the failure rate is hig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1T19:18:58.389622688</meta:creation-date>
    <dc:date>2018-07-17T18:44:49.081556694</dc:date>
    <meta:editing-duration>PT1H47M12S</meta:editing-duration>
    <meta:editing-cycles>59</meta:editing-cycles>
    <meta:generator>LibreOffice/6.0.3.2$Linux_X86_64 LibreOffice_project/00m0$Build-2</meta:generator>
    <meta:document-statistic meta:table-count="0" meta:image-count="0" meta:object-count="0" meta:page-count="3" meta:paragraph-count="36" meta:word-count="1287" meta:character-count="7351" meta:non-whitespace-character-count="6096"/>
  </office:meta>
</office:document-meta>
</file>